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68000001F085DB961A48CD31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67cm" draw:z-index="0"><draw:image xlink:href="Pictures/1000020100000368000001F085DB961A48CD310B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4:12:00.499255840</meta:creation-date>
    <dc:date>2020-03-21T14:12:37.553668427</dc:date>
    <meta:editing-duration>PT37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